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ContactInfo" style:master-page-name="MPF0" style:family="paragraph">
      <style:paragraph-properties fo:break-before="page" fo:text-align="start" style:page-number="1"/>
    </style:style>
    <style:style style:name="T3" style:parent-style-name="DefaultParagraphFont" style:family="text">
      <style:text-properties fo:language="en" fo:country="IN" style:language-asian="en" style:country-asian="IN"/>
    </style:style>
    <style:style style:name="T4" style:parent-style-name="DefaultParagraphFont" style:family="text">
      <style:text-properties style:text-position="super 66.6%"/>
    </style:style>
    <style:style style:name="T5" style:parent-style-name="DefaultParagraphFont" style:family="text">
      <style:text-properties fo:language="en" fo:country="IN"/>
    </style:style>
    <style:style style:name="TableColumn7" style:family="table-column">
      <style:table-column-properties style:column-width="1.1812in"/>
    </style:style>
    <style:style style:name="TableColumn8" style:family="table-column">
      <style:table-column-properties style:column-width="0.3937in"/>
    </style:style>
    <style:style style:name="TableColumn9" style:family="table-column">
      <style:table-column-properties style:column-width="3.1326in"/>
    </style:style>
    <style:style style:name="TableColumn10" style:family="table-column">
      <style:table-column-properties style:column-width="2.9895in"/>
    </style:style>
    <style:style style:name="Table6" style:family="table">
      <style:table-properties style:width="7.6972in" style:rel-width="100%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-top="none" fo:border-left="none" fo:border-bottom="0.0069in solid #7E97AD" fo:border-right="none" fo:padding-top="0.1in" fo:padding-left="0in" fo:padding-bottom="0.1in" fo:padding-right="0in"/>
    </style:style>
    <style:style style:name="P13" style:parent-style-name="Heading1" style:family="paragraph">
      <style:paragraph-properties fo:text-align="start"/>
    </style:style>
    <style:style style:name="TableCell14" style:family="table-cell">
      <style:table-cell-properties fo:border-top="none" fo:border-left="none" fo:border-bottom="0.0069in solid #7E97AD" fo:border-right="none" fo:padding-top="0.1in" fo:padding-left="0in" fo:padding-bottom="0.1in" fo:padding-right="0in"/>
    </style:style>
    <style:style style:name="TableCell15" style:family="table-cell">
      <style:table-cell-properties fo:border-top="none" fo:border-left="none" fo:border-bottom="0.0069in solid #7E97AD" fo:border-right="none" fo:padding-top="0.1in" fo:padding-left="0in" fo:padding-bottom="0.1in" fo:padding-right="0in"/>
    </style:style>
    <style:style style:name="T16" style:parent-style-name="DefaultParagraphFont" style:family="text">
      <style:text-properties style:text-position="super 65%"/>
    </style:style>
    <style:style style:name="TableCell17" style:family="table-cell">
      <style:table-cell-properties fo:border-top="none" fo:border-left="none" fo:border-bottom="0.0069in solid #7E97AD" fo:border-right="none" fo:padding-top="0.1in" fo:padding-left="0in" fo:padding-bottom="0.1in" fo:padding-right="0in"/>
    </style:style>
    <style:style style:name="T18" style:parent-style-name="DefaultParagraphFont" style:family="text">
      <style:text-properties style:text-position="super 65%"/>
    </style:style>
    <style:style style:name="T19" style:parent-style-name="DefaultParagraphFont" style:family="text">
      <style:text-properties style:text-position="super 65%"/>
    </style:style>
    <style:style style:name="T20" style:parent-style-name="DefaultParagraphFont" style:family="text">
      <style:text-properties style:font-name-asian="Times New Roman"/>
    </style:style>
    <style:style style:name="TableRow21" style:family="table-row">
      <style:table-row-properties/>
    </style:style>
    <style:style style:name="TableCell22" style:family="table-cell">
      <style:table-cell-properties fo:border-top="0.0069in solid #7E97AD" fo:border-left="none" fo:border-bottom="0.0069in solid #7E97AD" fo:border-right="none" fo:padding-top="0.1in" fo:padding-left="0in" fo:padding-bottom="0.1in" fo:padding-right="0in"/>
    </style:style>
    <style:style style:name="P23" style:parent-style-name="Heading1" style:family="paragraph">
      <style:paragraph-properties fo:text-align="start"/>
    </style:style>
    <style:style style:name="TableCell24" style:family="table-cell">
      <style:table-cell-properties fo:border-top="0.0069in solid #7E97AD" fo:border-left="none" fo:border-bottom="0.0069in solid #7E97AD" fo:border-right="none" fo:padding-top="0.1in" fo:padding-left="0in" fo:padding-bottom="0.1in" fo:padding-right="0in"/>
    </style:style>
    <style:style style:name="TableCell25" style:family="table-cell">
      <style:table-cell-properties fo:border-top="0.0069in solid #7E97AD" fo:border-left="none" fo:border-bottom="0.0069in solid #7E97AD" fo:border-right="none" fo:padding-top="0.1in" fo:padding-left="0in" fo:padding-bottom="0.1in" fo:padding-right="0in"/>
    </style:style>
    <style:style style:name="TableCell26" style:family="table-cell">
      <style:table-cell-properties fo:border-top="0.0069in solid #7E97AD" fo:border-left="none" fo:border-bottom="0.0069in solid #7E97AD" fo:border-right="none" fo:padding-top="0.1in" fo:padding-left="0in" fo:padding-bottom="0.1in" fo:padding-right="0in"/>
    </style:style>
    <style:style style:name="TableRow27" style:family="table-row">
      <style:table-row-properties/>
    </style:style>
    <style:style style:name="TableCell28" style:family="table-cell">
      <style:table-cell-properties fo:border-top="0.0069in solid #7E97AD" fo:border-left="none" fo:border-bottom="0.0069in solid #7E97AD" fo:border-right="none" fo:padding-top="0.1in" fo:padding-left="0in" fo:padding-bottom="0.1in" fo:padding-right="0in"/>
    </style:style>
    <style:style style:name="P29" style:parent-style-name="Heading1" style:family="paragraph">
      <style:paragraph-properties fo:text-align="start"/>
    </style:style>
    <style:style style:name="TableCell30" style:family="table-cell">
      <style:table-cell-properties fo:border-top="0.0069in solid #7E97AD" fo:border-left="none" fo:border-bottom="0.0069in solid #7E97AD" fo:border-right="none" fo:padding-top="0.1in" fo:padding-left="0in" fo:padding-bottom="0.1in" fo:padding-right="0in"/>
    </style:style>
    <style:style style:name="TableCell31" style:family="table-cell">
      <style:table-cell-properties fo:border-top="0.0069in solid #7E97AD" fo:border-left="none" fo:border-bottom="0.0069in solid #7E97AD" fo:border-right="none" fo:padding-top="0.1in" fo:padding-left="0in" fo:padding-bottom="0.1in" fo:padding-right="0in"/>
    </style:style>
    <style:style style:name="P32" style:parent-style-name="ListParagraph" style:list-style-name="LFO3" style:family="paragraph">
      <style:paragraph-properties fo:text-align="justify" fo:margin-top="0in" fo:margin-bottom="0in" fo:line-height="125%"/>
    </style:style>
    <style:style style:name="P33" style:parent-style-name="ListParagraph" style:list-style-name="LFO3" style:family="paragraph">
      <style:paragraph-properties fo:text-align="justify" fo:margin-top="0in" fo:margin-bottom="0in" fo:line-height="125%"/>
    </style:style>
    <style:style style:name="P34" style:parent-style-name="ListParagraph" style:list-style-name="LFO3" style:family="paragraph"/>
    <style:style style:name="TableRow35" style:family="table-row">
      <style:table-row-properties/>
    </style:style>
    <style:style style:name="TableCell36" style:family="table-cell">
      <style:table-cell-properties fo:border-top="0.0069in solid #7E97AD" fo:border-left="none" fo:border-bottom="0.0069in solid #7E97AD" fo:border-right="none" fo:padding-top="0.1in" fo:padding-left="0in" fo:padding-bottom="0.1in" fo:padding-right="0in"/>
    </style:style>
    <style:style style:name="P37" style:parent-style-name="Heading1" style:family="paragraph">
      <style:paragraph-properties fo:text-align="start"/>
    </style:style>
    <style:style style:name="TableCell38" style:family="table-cell">
      <style:table-cell-properties fo:border-top="0.0069in solid #7E97AD" fo:border-left="none" fo:border-bottom="0.0069in solid #7E97AD" fo:border-right="none" fo:padding-top="0.1in" fo:padding-left="0in" fo:padding-bottom="0.1in" fo:padding-right="0in"/>
    </style:style>
    <style:style style:name="TableCell39" style:family="table-cell">
      <style:table-cell-properties fo:border-top="0.0069in solid #7E97AD" fo:border-left="none" fo:border-bottom="0.0069in solid #7E97AD" fo:border-right="none" fo:padding-top="0.1in" fo:padding-left="0in" fo:padding-bottom="0.1in" fo:padding-right="0in"/>
    </style:style>
    <style:style style:name="P40" style:parent-style-name="ListParagraph" style:list-style-name="LFO3" style:family="paragraph">
      <style:paragraph-properties fo:text-align="justify" fo:margin-top="0in" fo:margin-bottom="0in" fo:line-height="125%"/>
      <style:text-properties fo:font-weight="bold" style:font-weight-asian="bold"/>
    </style:style>
    <style:style style:name="P41" style:parent-style-name="ListParagraph" style:list-style-name="LFO3" style:family="paragraph">
      <style:paragraph-properties fo:text-align="justify" fo:margin-top="0in" fo:margin-bottom="0in" fo:line-height="125%"/>
    </style:style>
    <style:style style:name="P42" style:parent-style-name="ListParagraph" style:list-style-name="LFO3" style:family="paragraph">
      <style:paragraph-properties fo:text-align="justify" fo:margin-top="0in" fo:margin-bottom="0in" fo:line-height="125%"/>
    </style:style>
    <style:style style:name="P43" style:parent-style-name="ListParagraph" style:list-style-name="LFO3" style:family="paragraph">
      <style:paragraph-properties fo:text-align="justify" fo:margin-top="0in" fo:margin-bottom="0in" fo:line-height="125%"/>
    </style:style>
    <style:style style:name="TableRow44" style:family="table-row">
      <style:table-row-properties/>
    </style:style>
    <style:style style:name="TableCell45" style:family="table-cell">
      <style:table-cell-properties fo:border-top="0.0069in solid #7E97AD" fo:border-left="none" fo:border-bottom="0.0069in solid #7E97AD" fo:border-right="none" fo:padding-top="0.1in" fo:padding-left="0in" fo:padding-bottom="0.1in" fo:padding-right="0in"/>
    </style:style>
    <style:style style:name="P46" style:parent-style-name="Heading1" style:family="paragraph">
      <style:paragraph-properties fo:text-align="start"/>
    </style:style>
    <style:style style:name="TableCell47" style:family="table-cell">
      <style:table-cell-properties fo:border-top="0.0069in solid #7E97AD" fo:border-left="none" fo:border-bottom="0.0069in solid #7E97AD" fo:border-right="none" fo:padding-top="0.1in" fo:padding-left="0in" fo:padding-bottom="0.1in" fo:padding-right="0in"/>
    </style:style>
    <style:style style:name="TableCell48" style:family="table-cell">
      <style:table-cell-properties fo:border-top="0.0069in solid #7E97AD" fo:border-left="none" fo:border-bottom="0.0069in solid #7E97AD" fo:border-right="none" fo:padding-top="0.1in" fo:padding-left="0in" fo:padding-bottom="0.1in" fo:padding-right="0in"/>
    </style:style>
    <style:style style:name="P49" style:parent-style-name="ListParagraph" style:list-style-name="LFO3" style:family="paragraph">
      <style:paragraph-properties fo:text-align="justify" fo:margin-top="0in" fo:margin-bottom="0in" fo:line-height="125%"/>
    </style:style>
    <style:style style:name="T50" style:parent-style-name="DefaultParagraphFont" style:family="text">
      <style:text-properties fo:font-weight="bold" style:font-weight-asian="bold"/>
    </style:style>
    <style:style style:name="P51" style:parent-style-name="ListParagraph" style:list-style-name="LFO3" style:family="paragraph">
      <style:paragraph-properties fo:text-align="justify" fo:margin-top="0in" fo:margin-bottom="0in" fo:line-height="125%"/>
    </style:style>
    <style:style style:name="T52" style:parent-style-name="DefaultParagraphFont" style:family="text">
      <style:text-properties fo:font-weight="bold" style:font-weight-asian="bold"/>
    </style:style>
    <style:style style:name="TableRow53" style:family="table-row">
      <style:table-row-properties/>
    </style:style>
    <style:style style:name="TableCell54" style:family="table-cell">
      <style:table-cell-properties fo:border-top="0.0069in solid #7E97AD" fo:border-left="none" fo:border-bottom="0.0069in solid #7E97AD" fo:border-right="none" fo:padding-top="0.1in" fo:padding-left="0in" fo:padding-bottom="0.1in" fo:padding-right="0in"/>
    </style:style>
    <style:style style:name="P55" style:parent-style-name="Heading1" style:family="paragraph">
      <style:paragraph-properties fo:text-align="start"/>
    </style:style>
    <style:style style:name="TableCell56" style:family="table-cell">
      <style:table-cell-properties fo:border-top="0.0069in solid #7E97AD" fo:border-left="none" fo:border-bottom="0.0069in solid #7E97AD" fo:border-right="none" fo:padding-top="0.1in" fo:padding-left="0in" fo:padding-bottom="0.1in" fo:padding-right="0in"/>
    </style:style>
    <style:style style:name="TableCell57" style:family="table-cell">
      <style:table-cell-properties fo:border-top="0.0069in solid #7E97AD" fo:border-left="none" fo:border-bottom="0.0069in solid #7E97AD" fo:border-right="none" fo:padding-top="0.1in" fo:padding-left="0in" fo:padding-bottom="0.1in" fo:padding-right="0in"/>
    </style:style>
    <style:style style:name="P58" style:parent-style-name="ListParagraph" style:list-style-name="LFO3" style:family="paragraph">
      <style:paragraph-properties fo:text-align="justify" fo:margin-top="0in" fo:margin-bottom="0in" fo:line-height="125%"/>
    </style:style>
    <style:style style:name="T59" style:parent-style-name="DefaultParagraphFont" style:family="text">
      <style:text-properties fo:font-weight="bold" style:font-weight-asian="bold"/>
    </style:style>
    <style:style style:name="TableRow60" style:family="table-row">
      <style:table-row-properties/>
    </style:style>
    <style:style style:name="TableCell61" style:family="table-cell">
      <style:table-cell-properties fo:border-top="0.0069in solid #7E97AD" fo:border-left="none" fo:border-bottom="0.0069in solid #7E97AD" fo:border-right="none" fo:padding-top="0.1in" fo:padding-left="0in" fo:padding-bottom="0.1in" fo:padding-right="0in"/>
    </style:style>
    <style:style style:name="P62" style:parent-style-name="Heading1" style:family="paragraph">
      <style:paragraph-properties fo:text-align="start"/>
    </style:style>
    <style:style style:name="TableCell63" style:family="table-cell">
      <style:table-cell-properties fo:border-top="0.0069in solid #7E97AD" fo:border-left="none" fo:border-bottom="0.0069in solid #7E97AD" fo:border-right="none" fo:padding-top="0.1in" fo:padding-left="0in" fo:padding-bottom="0.1in" fo:padding-right="0in"/>
    </style:style>
    <style:style style:name="TableCell64" style:family="table-cell">
      <style:table-cell-properties fo:border-top="0.0069in solid #7E97AD" fo:border-left="none" fo:border-bottom="0.0069in solid #7E97AD" fo:border-right="none" fo:padding-top="0.1in" fo:padding-left="0in" fo:padding-bottom="0.1in" fo:padding-right="0in"/>
    </style:style>
    <style:style style:name="P65" style:parent-style-name="ListParagraph" style:list-style-name="LFO3" style:family="paragraph">
      <style:paragraph-properties fo:text-align="justify" fo:margin-top="0in" fo:margin-bottom="0in" fo:line-height="125%"/>
    </style:style>
    <style:style style:name="P66" style:parent-style-name="ListParagraph" style:list-style-name="LFO3" style:family="paragraph">
      <style:paragraph-properties fo:text-align="justify" fo:margin-top="0in" fo:margin-bottom="0in" fo:line-height="125%"/>
    </style:style>
    <style:style style:name="P67" style:parent-style-name="ListParagraph" style:list-style-name="LFO3" style:family="paragraph">
      <style:paragraph-properties fo:text-align="justify" fo:margin-top="0in" fo:margin-bottom="0in" fo:line-height="125%"/>
    </style:style>
    <style:style style:name="TableRow68" style:family="table-row">
      <style:table-row-properties/>
    </style:style>
    <style:style style:name="TableCell69" style:family="table-cell">
      <style:table-cell-properties fo:border-top="0.0069in solid #7E97AD" fo:border-left="none" fo:border-bottom="0.0069in solid #7E97AD" fo:border-right="none" fo:padding-top="0.1in" fo:padding-left="0in" fo:padding-bottom="0.1in" fo:padding-right="0in"/>
    </style:style>
    <style:style style:name="P70" style:parent-style-name="Heading1" style:family="paragraph">
      <style:paragraph-properties fo:text-align="start"/>
    </style:style>
    <style:style style:name="TableCell71" style:family="table-cell">
      <style:table-cell-properties fo:border-top="0.0069in solid #7E97AD" fo:border-left="none" fo:border-bottom="0.0069in solid #7E97AD" fo:border-right="none" fo:padding-top="0.1in" fo:padding-left="0in" fo:padding-bottom="0.1in" fo:padding-right="0in"/>
    </style:style>
    <style:style style:name="TableCell72" style:family="table-cell">
      <style:table-cell-properties fo:border-top="0.0069in solid #7E97AD" fo:border-left="none" fo:border-bottom="0.0069in solid #7E97AD" fo:border-right="none" fo:padding-top="0.1in" fo:padding-left="0in" fo:padding-bottom="0.1in" fo:padding-right="0in"/>
    </style:style>
    <style:style style:name="P73" style:parent-style-name="ListParagraph" style:list-style-name="LFO3" style:family="paragraph">
      <style:paragraph-properties fo:text-align="justify" fo:margin-top="0in" fo:margin-bottom="0in" fo:line-height="125%"/>
    </style:style>
    <style:style style:name="T74" style:parent-style-name="DefaultParagraphFont" style:family="text">
      <style:text-properties fo:font-weight="bold" style:font-weight-asian="bold"/>
    </style:style>
    <style:style style:name="P75" style:parent-style-name="ListParagraph" style:list-style-name="LFO3" style:family="paragraph">
      <style:paragraph-properties fo:text-align="justify" fo:margin-top="0in" fo:margin-bottom="0in" fo:line-height="125%"/>
    </style:style>
    <style:style style:name="T76" style:parent-style-name="DefaultParagraphFont" style:family="text">
      <style:text-properties fo:font-weight="bold" style:font-weight-asian="bold"/>
    </style:style>
    <style:style style:name="TableRow77" style:family="table-row">
      <style:table-row-properties/>
    </style:style>
    <style:style style:name="TableCell78" style:family="table-cell">
      <style:table-cell-properties fo:border-top="0.0069in solid #7E97AD" fo:border-left="none" fo:border-bottom="none" fo:border-right="none" fo:padding-top="0.1in" fo:padding-left="0in" fo:padding-bottom="0.1in" fo:padding-right="0in"/>
    </style:style>
    <style:style style:name="P79" style:parent-style-name="Heading1" style:family="paragraph">
      <style:paragraph-properties fo:text-align="start"/>
    </style:style>
    <style:style style:name="TableCell80" style:family="table-cell">
      <style:table-cell-properties fo:border-top="0.0069in solid #7E97AD" fo:border-left="none" fo:border-bottom="none" fo:border-right="none" fo:padding-top="0.1in" fo:padding-left="0in" fo:padding-bottom="0.1in" fo:padding-right="0in"/>
    </style:style>
    <style:style style:name="TableCell81" style:family="table-cell">
      <style:table-cell-properties fo:border-top="0.0069in solid #7E97AD" fo:border-left="none" fo:border-bottom="none" fo:border-right="none" fo:padding-top="0.1in" fo:padding-left="0in" fo:padding-bottom="0.1in" fo:padding-right="0in"/>
    </style:style>
    <style:style style:name="T82" style:parent-style-name="DefaultParagraphFont" style:family="text">
      <style:text-properties fo:font-weight="bold" style:font-weight-asian="bold"/>
    </style:style>
    <style:style style:name="T83" style:parent-style-name="DefaultParagraphFont" style:family="text">
      <style:text-properties fo:font-weight="bold" style:font-weight-asian="bold"/>
    </style:style>
    <style:style style:name="T84" style:parent-style-name="DefaultParagraphFont" style:family="text">
      <style:text-properties fo:font-weight="bold" style:font-weight-asian="bold"/>
    </style:style>
    <style:style style:name="T85" style:parent-style-name="DefaultParagraphFont" style:family="text">
      <style:text-properties fo:font-weight="bold" style:font-weight-asian="bold"/>
    </style:style>
    <style:style style:name="P86" style:parent-style-name="Normal" style:family="paragraph">
      <style:paragraph-properties fo:line-height="0.1111in"/>
      <style:text-properties fo:font-size="8pt" style:font-size-asian="8pt" style:font-size-complex="8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3"><draw:frame draw:z-index="251659264" draw:id="id0" draw:style-name="a0" draw:name="Text Box 2" text:anchor-type="paragraph" svg:x="5.61521in" svg:y="-0.09653in" svg:width="2.325in" svg:height="1.31528in" style:rel-width="scale" style:rel-height="scale"><draw:text-box><text:p text:style-name="ContactInfo">4<text:span text:style-name="T4">th</text:span><text:s/>Year B.Tech student</text:p><text:p text:style-name="ContactInfo">Computer Science and Engineering</text:p><text:p text:style-name="ContactInfo">Manipal Institute of Technology</text:p><text:p text:style-name="ContactInfo">+91 9481753561</text:p><text:p text:style-name="ContactInfo"><text:span text:style-name="Emphasis">vaishak93@gmail.com</text:span></text:p><text:p text:style-name="Normal"/></draw:text-box><svg:title/><svg:desc/></draw:frame></text:span></text:p>
      <text:p text:style-name="Name"><text:span text:style-name="T5">Vaishak Salin</text:span></text:p>
      <text:p text:style-name="Normal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h text:style-name="P13" text:outline-level="1">Education</text:h>
          </table:table-cell>
          <table:table-cell table:style-name="TableCell14">
            <text:p text:style-name="Normal"/>
          </table:table-cell>
          <table:table-cell table:style-name="TableCell15">
            <text:h text:style-name="Heading2" text:outline-level="2">Manipal Institute of technology</text:h>
            <text:p text:style-name="Normal">7<text:span text:style-name="T16">th</text:span><text:s/>Semester Computer Science and Engineering. CGPA 7.87/10</text:p>
          </table:table-cell>
          <table:table-cell table:style-name="TableCell17">
            <text:h text:style-name="Heading2" text:outline-level="2">Little rock indian school</text:h>
            <text:p text:style-name="Normal">12<text:span text:style-name="T18">th</text:span><text:s/>Standard CBSE. 94.6%<text:s/></text:p>
            <text:p text:style-name="Normal">10<text:span text:style-name="T19">th<text:s/></text:span><text:span text:style-name="T20">Standard CBSE 93.4%</text:span></text:p>
          </table:table-cell>
        </table:table-row>
        <table:table-row table:style-name="TableRow21">
          <table:table-cell table:style-name="TableCell22">
            <text:h text:style-name="P23" text:outline-level="1">technical skills</text:h>
          </table:table-cell>
          <table:table-cell table:style-name="TableCell24">
            <text:p text:style-name="Normal"/>
          </table:table-cell>
          <table:table-cell table:style-name="TableCell25">
            <text:h text:style-name="Heading2" text:outline-level="2">programming languages</text:h>
            <text:p text:style-name="Normal">Javascript , TypeScript, Python, C++, C#, HTML5, <text:s/>Java</text:p>
          </table:table-cell>
          <table:table-cell table:style-name="TableCell26">
            <text:h text:style-name="Heading2" text:outline-level="2">Technical software</text:h>
            <text:p text:style-name="Normal">Visual Studio 2013, Windows<text:s/>Application Development in WinJS, ASP.NET WebAPI, CreateJS, Entity-Framework, AngularJS, Foundation 5, SASS,<text:s/>Git<text:s/>VCS,<text:s/>Microsoft Azure, Matlab, SciKit-Learn, OpenCL</text:p>
          </table:table-cell>
        </table:table-row>
        <table:table-row table:style-name="TableRow27">
          <table:table-cell table:style-name="TableCell28">
            <text:h text:style-name="P29" text:outline-level="1">Leadership and team skills</text:h>
          </table:table-cell>
          <table:table-cell table:style-name="TableCell30">
            <text:p text:style-name="Normal"/>
          </table:table-cell>
          <table:table-cell table:style-name="TableCell31" table:number-columns-spanned="2">
            <text:list text:style-name="LFO3" text:continue-numbering="true">
              <text:list-item>
                <text:p text:style-name="P32">Co-Event Head for the event “Code Golf” in Techtatva 2013</text:p>
              </text:list-item>
              <text:list-item>
                <text:p text:style-name="P33">Organizer for “Web” category in Revels 2012<text:s/>and for<text:s/>“Cryptoss” category in Techtatva 2012</text:p>
              </text:list-item>
              <text:list-item>
                <text:p text:style-name="P34">Volunteer at Linux Users Group, Manipal</text:p>
              </text:list-item>
            </text:list>
          </table:table-cell>
          <table:covered-table-cell/>
        </table:table-row>
        <table:table-row table:style-name="TableRow35">
          <table:table-cell table:style-name="TableCell36">
            <text:h text:style-name="P37" text:outline-level="1">Internships</text:h>
          </table:table-cell>
          <table:table-cell table:style-name="TableCell38">
            <text:p text:style-name="Normal"/>
          </table:table-cell>
          <table:table-cell table:style-name="TableCell39" table:number-columns-spanned="2">
            <text:list text:style-name="LFO3" text:continue-numbering="true">
              <text:list-item>
                <text:p text:style-name="P40">Microsoft IT, India</text:p>
                <text:list text:continue-numbering="true">
                  <text:list-item>
                    <text:p text:style-name="P41">Migrated a service engineering dashboard application to TypeScript</text:p>
                  </text:list-item>
                  <text:list-item>
                    <text:p text:style-name="P42">10x improvement in response time of the app by caching</text:p>
                  </text:list-item>
                  <text:list-item>
                    <text:p text:style-name="P43">Built a Battleship game for<text:s/>‘Project Ripple’<text:s/>as a stretch project</text:p>
                  </text:list-item>
                </text:list>
              </text:list-item>
            </text:list>
          </table:table-cell>
          <table:covered-table-cell/>
        </table:table-row>
        <table:table-row table:style-name="TableRow44">
          <table:table-cell table:style-name="TableCell45">
            <text:h text:style-name="P46" text:outline-level="1">projects</text:h>
          </table:table-cell>
          <table:table-cell table:style-name="TableCell47">
            <text:p text:style-name="Normal"/>
          </table:table-cell>
          <table:table-cell table:style-name="TableCell48" table:number-columns-spanned="2">
            <text:list text:style-name="LFO3" text:continue-numbering="true">
              <text:list-item>
                <text:p text:style-name="P49"><text:span text:style-name="T50">Bunkmate:</text:span><text:s/>A simple Windows phone application that helps you keep track of your attendance in college</text:p>
              </text:list-item>
              <text:list-item>
                <text:p text:style-name="P51"><text:span text:style-name="T52">Peptide Status Detection:</text:span><text:s/>A machine learning classifier that classifies a protein sequence as either amyloidogenic or non-amyloidogenic.</text:p>
              </text:list-item>
            </text:list>
          </table:table-cell>
          <table:covered-table-cell/>
        </table:table-row>
        <table:table-row table:style-name="TableRow53">
          <table:table-cell table:style-name="TableCell54">
            <text:h text:style-name="P55" text:outline-level="1">Paper presentation</text:h>
          </table:table-cell>
          <table:table-cell table:style-name="TableCell56">
            <text:p text:style-name="Normal"/>
          </table:table-cell>
          <table:table-cell table:style-name="TableCell57" table:number-columns-spanned="2">
            <text:list text:style-name="LFO3" text:continue-numbering="true">
              <text:list-item>
                <text:p text:style-name="P58">Vaishak Salin, Vishal Krishna, Dhawal Joharapurkar,<text:s/><text:span text:style-name="T59">“Craigslist Post Classifier: Identifying the category of a Craigslist post”</text:span><text:s/>at IEEE Student Branch, Manipal -February, 2014. (Adjudged Best Paper)</text:p>
              </text:list-item>
            </text:list>
          </table:table-cell>
          <table:covered-table-cell/>
        </table:table-row>
        <table:table-row table:style-name="TableRow60">
          <table:table-cell table:style-name="TableCell61">
            <text:h text:style-name="P62" text:outline-level="1">Online courses</text:h>
          </table:table-cell>
          <table:table-cell table:style-name="TableCell63">
            <text:p text:style-name="Normal"/>
          </table:table-cell>
          <table:table-cell table:style-name="TableCell64" table:number-columns-spanned="2">
            <text:list text:style-name="LFO3" text:continue-numbering="true">
              <text:list-item>
                <text:p text:style-name="P65">Stanford Machine Learning</text:p>
              </text:list-item>
              <text:list-item>
                <text:p text:style-name="P66">Stanford Startup Engineering</text:p>
              </text:list-item>
              <text:list-item>
                <text:p text:style-name="P67">Stanford<text:s/>Algorithms</text:p>
              </text:list-item>
            </text:list>
          </table:table-cell>
          <table:covered-table-cell/>
        </table:table-row>
        <table:table-row table:style-name="TableRow68">
          <table:table-cell table:style-name="TableCell69">
            <text:h text:style-name="P70" text:outline-level="1">Workshops</text:h>
          </table:table-cell>
          <table:table-cell table:style-name="TableCell71">
            <text:p text:style-name="Normal"/>
          </table:table-cell>
          <table:table-cell table:style-name="TableCell72" table:number-columns-spanned="2">
            <text:list text:style-name="LFO3" text:continue-numbering="true">
              <text:list-item>
                <text:p text:style-name="P73">Summer School at<text:s/><text:span text:style-name="T74">IISc Bangalore</text:span></text:p>
              </text:list-item>
              <text:list-item>
                <text:p text:style-name="P75">Workshop on Trends in<text:s/><text:span text:style-name="T76">data analytics</text:span></text:p>
              </text:list-item>
            </text:list>
          </table:table-cell>
          <table:covered-table-cell/>
        </table:table-row>
        <table:table-row table:style-name="TableRow77">
          <table:table-cell table:style-name="TableCell78">
            <text:h text:style-name="P79" text:outline-level="1">References</text:h>
          </table:table-cell>
          <table:table-cell table:style-name="TableCell80">
            <text:p text:style-name="Normal"/>
          </table:table-cell>
          <table:table-cell table:style-name="TableCell81" table:number-columns-spanned="2">
            <text:p text:style-name="ResumeText"><text:span text:style-name="T82">Prof. Smitha Sunil Kumar Nair,<text:s/></text:span><text:span text:style-name="T83"><text:s/></text:span></text:p>
            <text:p text:style-name="ResumeText">CSE department,<text:s/>MIT Manipal<text:s/>Technology</text:p>
            <text:p text:style-name="ResumeText"><text:span text:style-name="T84">Bhargav Krishna,</text:span></text:p>
            <text:p text:style-name="ResumeText"><text:span text:style-name="T85"><text:s/></text:span>UI &amp; UX, Designer and Developer at Microsoft</text:p>
          </table:table-cell>
          <table:covered-table-cell/>
        </table:table-row>
      </table:table>
      <text:p text:style-name="P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0277in" fo:margin-bottom="0.1111in" fo:line-height="120%" fo:background-color="transparent" style:tab-stop-distance="0.5in"/>
      <style:text-properties style:font-name="Cambria" style:font-name-asian="Cambr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text-align="end"/>
      <style:text-properties style:font-name="Calibri" style:font-name-asian="Times New Roman" style:font-name-complex="Times New Roman" fo:text-transform="uppercase" fo:color="#7E97AD" fo:font-size="10.5pt" style:font-size-asian="10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277in"/>
      <style:text-properties style:font-name="Calibri" style:font-name-asian="Times New Roman" style:font-name-complex="Times New Roman" fo:font-weight="bold" style:font-weight-asian="bold" style:font-weight-complex="bold" fo:text-transform="uppercase" fo:color="#404040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" style:font-name-asian="Times New Roman" style:font-name-complex="Times New Roman" fo:font-weight="bold" style:font-weight-asian="bold" style:font-weight-complex="bold" fo:color="#7E97A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color="#7E97A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" style:font-name-asian="Times New Roman" style:font-name-complex="Times New Roman" fo:color="#394B5A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" style:font-name-asian="Times New Roman" style:font-name-complex="Times New Roman" fo:font-style="italic" style:font-style-asian="italic" style:font-style-complex="italic" fo:color="#394B5A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" style:font-name-asian="Times New Roman" style:font-name-complex="Times New Roman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" style:font-name-asian="Times New Roman" style:font-name-complex="Times New Roman" fo:color="#404040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" style:font-name-asian="Times New Roman" style:font-name-complex="Times New Roman" fo:font-style="italic" style:font-style-asian="italic" style:font-style-complex="italic" fo:color="#404040" fo:hyphenate="false"/>
    </style:style>
    <style:style style:name="Normal" style:display-name="Normal" style:family="paragraph">
      <style:text-properties style:letter-kerning="true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/>
      <style:text-properties fo:hyphenate="false"/>
    </style:style>
    <style:style style:name="HeaderChar" style:display-name="Header Char" style:family="text" style:parent-style-name="DefaultParagraphFont">
      <style:text-properties style:letter-kerning="true"/>
    </style:style>
    <style:style style:name="Footer" style:display-name="Footer" style:family="paragraph" style:parent-style-name="Normal">
      <style:paragraph-properties fo:border-top="0.0069in solid #B1C0CD" fo:border-left="0.0034in solid #FFFFFF" fo:border-bottom="none" fo:border-right="none" fo:padding-top="0.0833in" fo:padding-left="0.0555in" fo:padding-bottom="0in" fo:padding-right="0in" style:shadow="none" fo:margin-bottom="0in" fo:line-height="100%" fo:margin-left="-0.25in" fo:margin-right="-0.25in">
        <style:tab-stops/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letter-kerning="true"/>
    </style:style>
    <style:style style:name="ResumeText" style:display-name="Resume Text" style:family="paragraph" style:parent-style-name="Normal">
      <style:paragraph-properties fo:margin-bottom="0.0277in" fo:margin-right="1in"/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Heading1Char" style:display-name="Heading 1 Char" style:family="text" style:parent-style-name="DefaultParagraphFont">
      <style:text-properties style:font-name="Calibri" style:font-name-asian="Times New Roman" style:font-name-complex="Times New Roman" fo:text-transform="uppercase" fo:color="#7E97AD" style:letter-kerning="true" fo:font-size="10.5pt" style:font-size-asian="10.5pt"/>
    </style:style>
    <style:style style:name="Heading2Char" style:display-name="Heading 2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text-transform="uppercase" fo:color="#404040" style:letter-kerning="true"/>
    </style:style>
    <style:style style:name="Heading3Char" style:display-name="Heading 3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color="#7E97AD" style:letter-kerning="true"/>
    </style:style>
    <style:style style:name="Heading4Char" style:display-name="Heading 4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color="#7E97AD" style:letter-kerning="true"/>
    </style:style>
    <style:style style:name="Heading5Char" style:display-name="Heading 5 Char" style:family="text" style:parent-style-name="DefaultParagraphFont">
      <style:text-properties style:font-name="Calibri" style:font-name-asian="Times New Roman" style:font-name-complex="Times New Roman" fo:color="#394B5A" style:letter-kerning="true"/>
    </style:style>
    <style:style style:name="Heading6Char" style:display-name="Heading 6 Char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color="#394B5A" style:letter-kerning="true"/>
    </style:style>
    <style:style style:name="Heading7Char" style:display-name="Heading 7 Char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color="#404040" style:letter-kerning="true"/>
    </style:style>
    <style:style style:name="Heading8Char" style:display-name="Heading 8 Char" style:family="text" style:parent-style-name="DefaultParagraphFont">
      <style:text-properties style:font-name="Calibri" style:font-name-asian="Times New Roman" style:font-name-complex="Times New Roman" fo:color="#404040" style:letter-kerning="true"/>
    </style:style>
    <style:style style:name="Heading9Char" style:display-name="Heading 9 Char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color="#404040" style:letter-kerning="true"/>
    </style:style>
    <style:style style:name="Date" style:display-name="Date" style:family="paragraph" style:parent-style-name="Normal" style:next-style-name="Normal">
      <style:paragraph-properties fo:margin-top="0.8333in" fo:margin-bottom="0.25in"/>
      <style:text-properties style:font-name="Calibri" style:font-name-asian="Times New Roman" style:font-name-complex="Times New Roman" fo:text-transform="uppercase" fo:color="#7E97AD" fo:hyphenate="false"/>
    </style:style>
    <style:style style:name="DateChar" style:display-name="Date Char" style:family="text" style:parent-style-name="DefaultParagraphFont">
      <style:text-properties style:font-name="Calibri" style:font-name-asian="Times New Roman" style:font-name-complex="Times New Roman" fo:text-transform="uppercase" fo:color="#7E97AD" style:letter-kerning="true"/>
    </style:style>
    <style:style style:name="Recipient" style:display-name="Recipient" style:family="paragraph" style:parent-style-name="Normal">
      <style:paragraph-properties fo:margin-bottom="0.0277in"/>
      <style:text-properties fo:font-weight="bold" style:font-weight-asian="bold" style:font-weight-complex="bold" fo:hyphenate="false"/>
    </style:style>
    <style:style style:name="Salutation" style:display-name="Salutation" style:family="paragraph" style:parent-style-name="Normal" style:next-style-name="Normal">
      <style:paragraph-properties fo:margin-top="0.5in"/>
      <style:text-properties fo:hyphenate="false"/>
    </style:style>
    <style:style style:name="SalutationChar" style:display-name="Salutation Char" style:family="text" style:parent-style-name="DefaultParagraphFont">
      <style:text-properties style:letter-kerning="true"/>
    </style:style>
    <style:style style:name="Closing" style:display-name="Closing" style:family="paragraph" style:parent-style-name="Normal">
      <style:paragraph-properties fo:margin-top="0.3333in" fo:margin-bottom="0.6666in" fo:line-height="100%"/>
      <style:text-properties fo:hyphenate="false"/>
    </style:style>
    <style:style style:name="ClosingChar" style:display-name="Closing Char" style:family="text" style:parent-style-name="DefaultParagraphFont">
      <style:text-properties style:letter-kerning="true"/>
    </style:style>
    <style:style style:name="Signature" style:display-name="Signature" style:family="paragraph" style:parent-style-name="Normal">
      <style:paragraph-properties fo:margin-bottom="0.3333in"/>
      <style:text-properties fo:font-weight="bold" style:font-weight-asian="bold" style:font-weight-complex="bold" fo:hyphenate="false"/>
    </style:style>
    <style:style style:name="SignatureChar" style:display-name="Signature Char" style:family="text" style:parent-style-name="DefaultParagraphFont">
      <style:text-properties fo:font-weight="bold" style:font-weight-asian="bold" style:font-weight-complex="bold" style:letter-kerning="true"/>
    </style:style>
    <style:style style:name="Emphasis" style:display-name="Emphasis" style:family="text" style:parent-style-name="DefaultParagraphFont">
      <style:text-properties fo:color="#7E97AD"/>
    </style:style>
    <style:style style:name="ContactInfo" style:display-name="Contact Info" style:family="paragraph" style:parent-style-name="Normal">
      <style:paragraph-properties fo:text-align="end" fo:margin-bottom="0in" fo:line-height="100%"/>
      <style:text-properties fo:font-size="9pt" style:font-size-asian="9pt" fo:hyphenate="false"/>
    </style:style>
    <style:style style:name="Name" style:display-name="Name" style:family="paragraph" style:parent-style-name="Normal" style:next-style-name="Normal">
      <style:paragraph-properties fo:border="0.0069in solid #7E97AD" fo:padding-top="0.0555in" fo:padding-left="0.0833in" fo:padding-bottom="0.0555in" fo:padding-right="0.0833in" style:shadow="none" fo:margin-top="0.1666in" fo:margin-left="0.1in" fo:margin-right="0.1in" fo:background-color="#7E97AD">
        <style:tab-stops/>
      </style:paragraph-properties>
      <style:text-properties style:font-name="Calibri" style:font-name-asian="Times New Roman" style:font-name-complex="Times New Roman" fo:text-transform="uppercase" fo:color="#FFFFFF" fo:font-size="16pt" style:font-size-asian="16pt" fo:hyphenate="false"/>
    </style:style>
    <style:style style:name="BalloonText" style:display-name="Balloon Text" style:family="paragraph" style:parent-style-name="Normal">
      <style:paragraph-properties fo:margin-top="0in"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style:letter-kerning="true" fo:font-size="8pt" style:font-size-asian="8pt" style:font-size-complex="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7e97ad" draw:opacity="100%" draw:stroke="solid" svg:stroke-width="0.02778in" svg:stroke-color="#5b6e7e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4013in" fo:margin-bottom="0.5in" fo:margin-right="0.4013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-0.2243in"/>
      </style:header-style>
      <style:footer-style>
        <style:header-footer-properties style:dynamic-spacing="true" fo:min-height="-0.2243in"/>
      </style:footer-style>
    </style:page-layout>
    <style:style style:name="P2" style:parent-style-name="Footer" style:family="paragraph">
      <style:paragraph-properties fo:margin-left="0in">
        <style:tab-stops/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Vaishak Salin</meta:initial-creator>
    <dc:creator>Admin</dc:creator>
    <meta:creation-date>2014-08-26T19:10:00Z</meta:creation-date>
    <dc:date>2014-08-26T19:10:00Z</dc:date>
    <meta:print-date>2014-08-26T18:42:00Z</meta:print-date>
    <meta:template xlink:href="TS102835057.dotx" xlink:type="simple"/>
    <meta:editing-cycles>2</meta:editing-cycles>
    <meta:editing-duration>PT0S</meta:editing-duration>
    <meta:user-defined meta:name="_TemplateID">TC028350579991</meta:user-defined>
    <meta:document-statistic meta:page-count="1" meta:paragraph-count="3" meta:word-count="262" meta:character-count="1757" meta:row-count="12" meta:non-whitespace-character-count="1498"/>
  </office:meta>
</office:document-meta>
</file>